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11081</text:span></text:p>
      <text:p text:style-name="P6"/>
      <text:p text:style-name="Standard"><text:span text:style-name="T4">שם העסק/מבנה</text:span><text:span text:style-name="T3"> <text:s text:c="2"/></text:span><text:span text:style-name="T1"><text:s text:c="2"/>מכללה למנהל בניין ד'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יצחק רבין 7</text:span></text:p>
      <text:p text:style-name="P7"/>
      <text:p text:style-name="Standard"><text:span text:style-name="T4">טלפון</text:span><text:span text:style-name="T1"> <text:s text:c="13"/>9634221 <text:s text:c="6"/></text:span></text:p>
      <text:p text:style-name="P7"/>
      <text:p text:style-name="Standard"><text:span text:style-name="T4">המפתחות נמצאים</text:span><text:span text:style-name="T1"> <text:s/>צוות האחזקה</text:span></text:p>
      <text:p text:style-name="P3"/>
      <text:p text:style-name="Standard"><text:span text:style-name="T4">מיקום מפסק זרם ראשי</text:span><text:span text:style-name="T1"> <text:s text:c="2"/>חדר חשמל במרתף</text:span></text:p>
      <text:p text:style-name="P3"/>
      <text:p text:style-name="Standard"><text:span text:style-name="T4">גנרטור: </text:span><text:span text:style-name="T1">קיים- בקרקע הבניין מנע"ס</text:span></text:p>
      <text:p text:style-name="Standard"><text:span text:style-name="T4">מיקום ברזי כיבוי עיקריים "3</text:span><text:span text:style-name="T1"> <text:s/>סמוך לרחבת כיבוי מערבית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עד ליכטנשטיין</text:span></text:p>
          </table:table-cell>
          <table:table-cell table:style-name="Table2.A1" office:value-type="string">
            <text:p text:style-name="Standard"><text:span text:style-name="T1">סמנכ"ל תפעול</text:span></text:p>
          </table:table-cell>
          <table:table-cell table:style-name="Table2.A1" office:value-type="string">
            <text:p text:style-name="Standard"><text:span text:style-name="T1">0779625626</text:span></text:p>
          </table:table-cell>
          <table:table-cell table:style-name="Table2.A1" office:value-type="string">
            <text:p text:style-name="Standard"><text:span text:style-name="T1">054-566007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לי לוי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077-4020147</text:span></text:p>
          </table:table-cell>
          <table:table-cell table:style-name="Table2.A1" office:value-type="string">
            <text:p text:style-name="Standard"><text:span text:style-name="T1">052-656828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 אברבאנל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29996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נטוב אבן שוע</text:span></text:p>
          </table:table-cell>
          <table:table-cell table:style-name="Table2.A1" office:value-type="string">
            <text:p text:style-name="Standard"><text:span text:style-name="T1">ס. מנהל אחזקה</text:span></text:p>
          </table:table-cell>
          <table:table-cell table:style-name="Table2.A1" office:value-type="string">
            <text:p text:style-name="Standard"><text:span text:style-name="T1">9013460</text:span></text:p>
          </table:table-cell>
          <table:table-cell table:style-name="Table2.A1" office:value-type="string">
            <text:p text:style-name="Standard"><text:span text:style-name="T1">052-629996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חדר חשמל במרתף הבניין. חדר טרפו לבניין ד' נמצא במרתף בניין ג' חדר זה משמש לבניינים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ג', ד', ב' במכללה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מע' ספרינקלרים בכל הבניין. חדר משאבות כיבוי אש במרתף הבניין משותף לכלל המתחם בצד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המע' במבנה. בצד הצפ' יש מעבר לבניין ג' דרך דלת אש בכל הקומות במבנה. מע' כריזה מיקרופון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כריזה לבניין נמצא בקומת כניסה מול מעלית בבניין ג'. ברז הסנקה <text:s/>למתזים נמצא על הגדר על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רח' מוטה גור, בצד מז' למבנה. רחבת הערכות לרכב כיבוי נמצאת מול בניין ד' בצד המע' הקדמי</text:span><text:bookmark text:name="_GoBack"/><text:span text:style-name="T1"> </text:span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3-30T16:30:00</dc:date>
    <meta:editing-duration>PT16S</meta:editing-duration>
    <meta:generator>OpenOffice/4.0.1$Win32 OpenOffice.org_project/401m5$Build-9714</meta:generator>
    <meta:document-statistic meta:table-count="6" meta:image-count="0" meta:object-count="0" meta:page-count="1" meta:paragraph-count="62" meta:word-count="252" meta:character-count="17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